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ertedFileFilter.InvertedFileFilter( final FilenameFilter original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rtedFileFilter.accept( final File file ,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